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a4e30" officeooo:paragraph-rsid="000a4e30"/>
    </style:style>
    <style:style style:name="P2" style:family="paragraph" style:parent-style-name="Text_20_body">
      <style:text-properties fo:font-style="normal" fo:font-weight="bold" officeooo:rsid="000914da" officeooo:paragraph-rsid="000914da" style:font-style-asian="normal" style:font-weight-asian="bold" style:font-style-complex="normal" style:font-weight-complex="bold"/>
    </style:style>
    <style:style style:name="P3" style:family="paragraph" style:parent-style-name="Text_20_body">
      <style:text-properties fo:font-style="normal" fo:font-weight="normal" officeooo:rsid="000bb640" officeooo:paragraph-rsid="000bb640" style:font-style-asian="normal" style:font-weight-asian="normal" style:font-style-complex="normal" style:font-weight-complex="normal"/>
    </style:style>
    <style:style style:name="P4" style:family="paragraph" style:parent-style-name="Text_20_body">
      <style:text-properties fo:font-style="normal" fo:font-weight="normal" officeooo:rsid="001ee186" officeooo:paragraph-rsid="001ee186" style:font-style-asian="normal" style:font-weight-asian="normal" style:font-style-complex="normal" style:font-weight-complex="normal"/>
    </style:style>
    <style:style style:name="P5" style:family="paragraph" style:parent-style-name="Text_20_body">
      <style:text-properties fo:font-style="normal" fo:font-weight="normal" officeooo:rsid="002530ce" officeooo:paragraph-rsid="002530ce" style:font-style-asian="normal" style:font-weight-asian="normal" style:font-style-complex="normal" style:font-weight-complex="normal"/>
    </style:style>
    <style:style style:name="P6" style:family="paragraph" style:parent-style-name="Text_20_body">
      <style:text-properties fo:font-style="normal" fo:font-weight="normal" officeooo:rsid="0028f5ac" officeooo:paragraph-rsid="0028f5ac" style:font-style-asian="normal" style:font-weight-asian="normal" style:font-style-complex="normal" style:font-weight-complex="normal"/>
    </style:style>
    <style:style style:name="P7" style:family="paragraph" style:parent-style-name="Text_20_body">
      <style:text-properties fo:font-style="normal" fo:font-weight="normal" officeooo:rsid="0028f5ac" officeooo:paragraph-rsid="00488f49" style:font-style-asian="normal" style:font-weight-asian="normal" style:font-style-complex="normal" style:font-weight-complex="normal"/>
    </style:style>
    <style:style style:name="P8" style:family="paragraph" style:parent-style-name="Text_20_body">
      <style:text-properties fo:font-style="normal" fo:font-weight="normal" officeooo:rsid="003dd679" officeooo:paragraph-rsid="003dd679" style:font-style-asian="normal" style:font-weight-asian="normal" style:font-style-complex="normal" style:font-weight-complex="normal"/>
    </style:style>
    <style:style style:name="P9" style:family="paragraph" style:parent-style-name="Text_20_body">
      <style:text-properties fo:font-style="normal" fo:font-weight="normal" officeooo:rsid="0043cbbc" officeooo:paragraph-rsid="0043cbbc" style:font-style-asian="normal" style:font-weight-asian="normal" style:font-style-complex="normal" style:font-weight-complex="normal"/>
    </style:style>
    <style:style style:name="P10" style:family="paragraph" style:parent-style-name="Text_20_body">
      <style:text-properties fo:font-style="normal" fo:font-weight="normal" officeooo:rsid="0045bb4e" officeooo:paragraph-rsid="0045bb4e" style:font-style-asian="normal" style:font-weight-asian="normal" style:font-style-complex="normal" style:font-weight-complex="normal"/>
    </style:style>
    <style:style style:name="P11" style:family="paragraph" style:parent-style-name="Text_20_body">
      <style:text-properties fo:font-style="normal" fo:font-weight="normal" officeooo:rsid="00459e2a" officeooo:paragraph-rsid="0043cbbc" style:font-style-asian="normal" style:font-weight-asian="normal" style:font-style-complex="normal" style:font-weight-complex="normal"/>
    </style:style>
    <style:style style:name="P12" style:family="paragraph" style:parent-style-name="Text_20_body">
      <style:text-properties fo:font-style="normal" officeooo:rsid="0004ebf5" officeooo:paragraph-rsid="0006cd84" style:font-style-asian="normal" style:font-style-complex="normal"/>
    </style:style>
    <style:style style:name="P13" style:family="paragraph" style:parent-style-name="Text_20_body">
      <style:text-properties fo:font-style="normal" officeooo:rsid="00073ed4" officeooo:paragraph-rsid="00073ed4" style:font-style-asian="normal" style:font-style-complex="normal"/>
    </style:style>
    <style:style style:name="P14" style:family="paragraph" style:parent-style-name="Text_20_body">
      <style:text-properties fo:font-style="normal" officeooo:rsid="00150b28" officeooo:paragraph-rsid="00150b28" style:font-style-asian="normal" style:font-style-complex="normal"/>
    </style:style>
    <style:style style:name="P15" style:family="paragraph" style:parent-style-name="Text_20_body">
      <style:text-properties fo:font-style="normal" officeooo:rsid="0028f5ac" officeooo:paragraph-rsid="0028f5ac" style:font-style-asian="normal" style:font-style-complex="normal"/>
    </style:style>
    <style:style style:name="P16" style:family="paragraph" style:parent-style-name="Text_20_body">
      <style:text-properties officeooo:paragraph-rsid="001383e6"/>
    </style:style>
    <style:style style:name="P17" style:family="paragraph" style:parent-style-name="Text_20_body">
      <style:text-properties officeooo:rsid="00183623" officeooo:paragraph-rsid="00183623"/>
    </style:style>
    <style:style style:name="P18" style:family="paragraph" style:parent-style-name="Text_20_body">
      <style:text-properties officeooo:rsid="001b0f08" officeooo:paragraph-rsid="001b0f08"/>
    </style:style>
    <style:style style:name="P19" style:family="paragraph" style:parent-style-name="Text_20_body">
      <style:text-properties fo:font-style="italic" officeooo:rsid="001bd6dd" officeooo:paragraph-rsid="001bd6dd" style:font-style-asian="italic" style:font-style-complex="italic"/>
    </style:style>
    <style:style style:name="P20" style:family="paragraph" style:parent-style-name="Text_20_body">
      <style:text-properties fo:font-style="italic" officeooo:rsid="00200bf6" officeooo:paragraph-rsid="00200bf6" style:font-style-asian="italic" style:font-style-complex="italic"/>
    </style:style>
    <style:style style:name="P21" style:family="paragraph" style:parent-style-name="Text_20_body">
      <style:text-properties officeooo:rsid="001cc85f" officeooo:paragraph-rsid="001e6861"/>
    </style:style>
    <style:style style:name="P22" style:family="paragraph" style:parent-style-name="Text_20_body">
      <style:text-properties officeooo:rsid="00200bf6" officeooo:paragraph-rsid="00200bf6"/>
    </style:style>
    <style:style style:name="P23" style:family="paragraph" style:parent-style-name="Text_20_body">
      <style:text-properties officeooo:rsid="0028f5ac" officeooo:paragraph-rsid="0028f5ac"/>
    </style:style>
    <style:style style:name="P24" style:family="paragraph" style:parent-style-name="Text_20_body">
      <style:text-properties officeooo:rsid="002b1869" officeooo:paragraph-rsid="002b1869"/>
    </style:style>
    <style:style style:name="P25" style:family="paragraph" style:parent-style-name="Text_20_body">
      <style:text-properties officeooo:paragraph-rsid="002b1869"/>
    </style:style>
    <style:style style:name="P26" style:family="paragraph" style:parent-style-name="Text_20_body">
      <style:text-properties officeooo:paragraph-rsid="002de1e3"/>
    </style:style>
    <style:style style:name="P27" style:family="paragraph" style:parent-style-name="Text_20_body">
      <style:text-properties officeooo:rsid="003255a3" officeooo:paragraph-rsid="003255a3"/>
    </style:style>
    <style:style style:name="P28" style:family="paragraph" style:parent-style-name="Text_20_body">
      <style:text-properties officeooo:rsid="003255a3" officeooo:paragraph-rsid="002f356c"/>
    </style:style>
    <style:style style:name="P29" style:family="paragraph" style:parent-style-name="Text_20_body">
      <style:text-properties officeooo:rsid="003255a3" officeooo:paragraph-rsid="00346e2f"/>
    </style:style>
    <style:style style:name="P30" style:family="paragraph" style:parent-style-name="Text_20_body">
      <style:text-properties officeooo:paragraph-rsid="00346e2f"/>
    </style:style>
    <style:style style:name="P31" style:family="paragraph" style:parent-style-name="Text_20_body">
      <style:text-properties officeooo:rsid="000d24d0" officeooo:paragraph-rsid="00306b24"/>
    </style:style>
    <style:style style:name="P32" style:family="paragraph" style:parent-style-name="Text_20_body">
      <style:text-properties officeooo:rsid="003dd679" officeooo:paragraph-rsid="003dd679"/>
    </style:style>
    <style:style style:name="P33" style:family="paragraph" style:parent-style-name="Text_20_body">
      <style:text-properties officeooo:rsid="001ee186" officeooo:paragraph-rsid="001ee186"/>
    </style:style>
    <style:style style:name="P34" style:family="paragraph" style:parent-style-name="Text_20_body">
      <style:text-properties officeooo:rsid="0045bb4e" officeooo:paragraph-rsid="00465e04"/>
    </style:style>
    <style:style style:name="P35" style:family="paragraph" style:parent-style-name="Text_20_body" style:list-style-name="L1">
      <style:text-properties fo:font-style="normal" fo:font-weight="normal" officeooo:rsid="000bb640" officeooo:paragraph-rsid="000bb640" style:font-style-asian="normal" style:font-weight-asian="normal" style:font-style-complex="normal" style:font-weight-complex="normal"/>
    </style:style>
    <style:style style:name="P36" style:family="paragraph" style:parent-style-name="Text_20_body" style:list-style-name="L2">
      <style:text-properties fo:font-style="normal" fo:font-weight="normal" officeooo:rsid="000bb640" officeooo:paragraph-rsid="000bb640" style:font-style-asian="normal" style:font-weight-asian="normal" style:font-style-complex="normal" style:font-weight-complex="normal"/>
    </style:style>
    <style:style style:name="P37" style:family="paragraph" style:parent-style-name="Text_20_body" style:list-style-name="L3">
      <style:text-properties fo:font-style="normal" fo:font-weight="normal" officeooo:rsid="000bb640" officeooo:paragraph-rsid="000bb640" style:font-style-asian="normal" style:font-weight-asian="normal" style:font-style-complex="normal" style:font-weight-complex="normal"/>
    </style:style>
    <style:style style:name="P38" style:family="paragraph" style:parent-style-name="Text_20_body" style:list-style-name="L4">
      <style:text-properties fo:font-style="normal" fo:font-weight="normal" officeooo:rsid="000bb640" officeooo:paragraph-rsid="000bb640" style:font-style-asian="normal" style:font-weight-asian="normal" style:font-style-complex="normal" style:font-weight-complex="normal"/>
    </style:style>
    <style:style style:name="P39" style:family="paragraph" style:parent-style-name="Text_20_body" style:list-style-name="L5">
      <style:text-properties fo:font-style="normal" fo:font-weight="normal" officeooo:rsid="000bb640" officeooo:paragraph-rsid="000bb640" style:font-style-asian="normal" style:font-weight-asian="normal" style:font-style-complex="normal" style:font-weight-complex="normal"/>
    </style:style>
    <style:style style:name="P40" style:family="paragraph" style:parent-style-name="Text_20_body" style:list-style-name="L6">
      <style:text-properties fo:font-style="normal" fo:font-weight="normal" officeooo:rsid="000bb640" officeooo:paragraph-rsid="000bb640" style:font-style-asian="normal" style:font-weight-asian="normal" style:font-style-complex="normal" style:font-weight-complex="normal"/>
    </style:style>
    <style:style style:name="P41" style:family="paragraph" style:parent-style-name="Text_20_body" style:list-style-name="L1">
      <style:text-properties fo:font-style="normal" fo:font-weight="normal" officeooo:rsid="000e1e7b" officeooo:paragraph-rsid="000e1e7b" style:font-style-asian="normal" style:font-weight-asian="normal" style:font-style-complex="normal" style:font-weight-complex="normal"/>
    </style:style>
    <style:style style:name="P42" style:family="paragraph" style:parent-style-name="Text_20_body" style:list-style-name="L1">
      <style:text-properties fo:font-style="normal" fo:font-weight="normal" officeooo:rsid="000d3121" officeooo:paragraph-rsid="000d3121" style:font-style-asian="normal" style:font-weight-asian="normal" style:font-style-complex="normal" style:font-weight-complex="normal"/>
    </style:style>
    <style:style style:name="P43" style:family="paragraph" style:parent-style-name="Text_20_body" style:list-style-name="L3">
      <style:text-properties fo:font-style="normal" fo:font-weight="normal" officeooo:rsid="000d24d0" officeooo:paragraph-rsid="000d24d0" style:font-style-asian="normal" style:font-weight-asian="normal" style:font-style-complex="normal" style:font-weight-complex="normal"/>
    </style:style>
    <style:style style:name="P44" style:family="paragraph" style:parent-style-name="Text_20_body">
      <style:text-properties fo:font-style="normal" officeooo:rsid="000a4e30" officeooo:paragraph-rsid="001383e6" style:font-style-asian="normal" style:font-style-complex="normal"/>
    </style:style>
    <style:style style:name="P45" style:family="paragraph" style:parent-style-name="Text_20_body">
      <style:text-properties officeooo:rsid="000a4e30" officeooo:paragraph-rsid="000a4e30"/>
    </style:style>
    <style:style style:name="P46" style:family="paragraph" style:parent-style-name="Text_20_body">
      <style:text-properties officeooo:rsid="004a91cb" officeooo:paragraph-rsid="004a91cb"/>
    </style:style>
    <style:style style:name="P47" style:family="paragraph" style:parent-style-name="Text_20_body">
      <style:text-properties officeooo:rsid="004c4b85" officeooo:paragraph-rsid="004c4b85"/>
    </style:style>
    <style:style style:name="P48" style:family="paragraph" style:parent-style-name="Text_20_body">
      <style:text-properties officeooo:paragraph-rsid="004c4b85"/>
    </style:style>
    <style:style style:name="P49" style:family="paragraph" style:parent-style-name="Text_20_body">
      <style:text-properties officeooo:rsid="004d5414" officeooo:paragraph-rsid="004d5414"/>
    </style:style>
    <style:style style:name="P50" style:family="paragraph" style:parent-style-name="Text_20_body">
      <style:text-properties officeooo:rsid="004ddd33" officeooo:paragraph-rsid="004ddd33"/>
    </style:style>
    <style:style style:name="P51" style:family="paragraph" style:parent-style-name="Text_20_body">
      <style:text-properties officeooo:rsid="004e0427" officeooo:paragraph-rsid="004e0427"/>
    </style:style>
    <style:style style:name="P52" style:family="paragraph" style:parent-style-name="Text_20_body">
      <style:text-properties officeooo:rsid="004e0427" officeooo:paragraph-rsid="004e11cd"/>
    </style:style>
    <style:style style:name="P53" style:family="paragraph" style:parent-style-name="Heading_20_1">
      <style:text-properties officeooo:rsid="000d24d0" officeooo:paragraph-rsid="000d24d0"/>
    </style:style>
    <style:style style:name="P54" style:family="paragraph" style:parent-style-name="Heading_20_3">
      <style:text-properties officeooo:rsid="00200bf6" officeooo:paragraph-rsid="00200bf6"/>
    </style:style>
    <style:style style:name="P55" style:family="paragraph" style:parent-style-name="Heading_20_3">
      <style:text-properties officeooo:rsid="004c4b85" officeooo:paragraph-rsid="004c4b85"/>
    </style:style>
    <style:style style:name="T1" style:family="text">
      <style:text-properties fo:font-style="italic" style:font-style-asian="italic" style:font-style-complex="italic"/>
    </style:style>
    <style:style style:name="T2" style:family="text">
      <style:text-properties fo:font-style="italic" officeooo:rsid="0037e017"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1e6861"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b0f08" style:font-style-asian="normal" style:font-style-complex="normal"/>
    </style:style>
    <style:style style:name="T7" style:family="text">
      <style:text-properties fo:font-style="normal" officeooo:rsid="0019bfb7" style:font-style-asian="normal" style:font-style-complex="normal"/>
    </style:style>
    <style:style style:name="T8" style:family="text">
      <style:text-properties fo:font-style="normal" officeooo:rsid="00200bf6" style:font-style-asian="normal" style:font-style-complex="normal"/>
    </style:style>
    <style:style style:name="T9" style:family="text">
      <style:text-properties fo:font-style="normal" officeooo:rsid="00346e2f" style:font-style-asian="normal" style:font-style-complex="normal"/>
    </style:style>
    <style:style style:name="T10" style:family="text">
      <style:text-properties fo:font-style="normal" officeooo:rsid="003557ef" style:font-style-asian="normal" style:font-style-complex="normal"/>
    </style:style>
    <style:style style:name="T11" style:family="text">
      <style:text-properties fo:font-style="normal" officeooo:rsid="0036af13" style:font-style-asian="normal" style:font-style-complex="normal"/>
    </style:style>
    <style:style style:name="T12" style:family="text">
      <style:text-properties fo:font-style="normal" officeooo:rsid="0037e017" style:font-style-asian="normal" style:font-style-complex="normal"/>
    </style:style>
    <style:style style:name="T13" style:family="text">
      <style:text-properties fo:font-style="normal" officeooo:rsid="003dd679" style:font-style-asian="normal" style:font-style-complex="normal"/>
    </style:style>
    <style:style style:name="T14" style:family="text">
      <style:text-properties fo:font-style="normal" officeooo:rsid="0046a1b5"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officeooo:rsid="0019bfb7" style:font-style-asian="normal" style:font-weight-asian="bold" style:font-style-complex="normal"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1bd6dd" style:font-style-asian="normal" style:font-weight-asian="normal" style:font-style-complex="normal" style:font-weight-complex="normal"/>
    </style:style>
    <style:style style:name="T19" style:family="text">
      <style:text-properties fo:font-style="normal" fo:font-weight="normal" officeooo:rsid="001e6861" style:font-style-asian="normal" style:font-weight-asian="normal" style:font-style-complex="normal" style:font-weight-complex="normal"/>
    </style:style>
    <style:style style:name="T20" style:family="text">
      <style:text-properties fo:font-style="normal" fo:font-weight="normal" officeooo:rsid="001ee186" style:font-style-asian="normal" style:font-weight-asian="normal" style:font-style-complex="normal" style:font-weight-complex="normal"/>
    </style:style>
    <style:style style:name="T21" style:family="text">
      <style:text-properties fo:font-style="normal" fo:font-weight="normal" officeooo:rsid="0023ac50" style:font-style-asian="normal" style:font-weight-asian="normal" style:font-style-complex="normal" style:font-weight-complex="normal"/>
    </style:style>
    <style:style style:name="T22" style:family="text">
      <style:text-properties fo:font-style="normal" fo:font-weight="normal" officeooo:rsid="002530ce" style:font-style-asian="normal" style:font-weight-asian="normal" style:font-style-complex="normal" style:font-weight-complex="normal"/>
    </style:style>
    <style:style style:name="T23" style:family="text">
      <style:text-properties fo:font-style="normal" fo:font-weight="normal" officeooo:rsid="003557ef" style:font-style-asian="normal" style:font-weight-asian="normal" style:font-style-complex="normal" style:font-weight-complex="normal"/>
    </style:style>
    <style:style style:name="T24" style:family="text">
      <style:text-properties fo:font-style="normal" fo:font-weight="normal" officeooo:rsid="003dd679" style:font-style-asian="normal" style:font-weight-asian="normal" style:font-style-complex="normal" style:font-weight-complex="normal"/>
    </style:style>
    <style:style style:name="T25" style:family="text">
      <style:text-properties fo:font-style="normal" fo:font-weight="normal" officeooo:rsid="00426329" style:font-style-asian="normal" style:font-weight-asian="normal" style:font-style-complex="normal" style:font-weight-complex="normal"/>
    </style:style>
    <style:style style:name="T26" style:family="text">
      <style:text-properties fo:font-style="normal" fo:font-weight="normal" officeooo:rsid="00465e04" style:font-style-asian="normal" style:font-weight-asian="normal" style:font-style-complex="normal" style:font-weight-complex="normal"/>
    </style:style>
    <style:style style:name="T27" style:family="text">
      <style:text-properties officeooo:rsid="000ca29f"/>
    </style:style>
    <style:style style:name="T28" style:family="text">
      <style:text-properties officeooo:rsid="000d24d0"/>
    </style:style>
    <style:style style:name="T29" style:family="text">
      <style:text-properties officeooo:rsid="000fc0bf"/>
    </style:style>
    <style:style style:name="T30" style:family="text">
      <style:text-properties officeooo:rsid="0010f13a"/>
    </style:style>
    <style:style style:name="T31" style:family="text">
      <style:text-properties officeooo:rsid="0011ecce"/>
    </style:style>
    <style:style style:name="T32" style:family="text">
      <style:text-properties officeooo:rsid="001b0f08"/>
    </style:style>
    <style:style style:name="T33" style:family="text">
      <style:text-properties fo:font-weight="bold" style:font-weight-asian="bold" style:font-weight-complex="bold"/>
    </style:style>
    <style:style style:name="T34" style:family="text">
      <style:text-properties fo:font-weight="bold" officeooo:rsid="001b0f08" style:font-weight-asian="bold" style:font-weight-complex="bold"/>
    </style:style>
    <style:style style:name="T35" style:family="text">
      <style:text-properties fo:font-weight="bold" officeooo:rsid="0027062f" style:font-weight-asian="bold" style:font-weight-complex="bold"/>
    </style:style>
    <style:style style:name="T36" style:family="text">
      <style:text-properties fo:font-weight="normal" style:font-weight-asian="normal" style:font-weight-complex="normal"/>
    </style:style>
    <style:style style:name="T37" style:family="text">
      <style:text-properties fo:font-weight="normal" officeooo:rsid="001b0f08" style:font-weight-asian="normal" style:font-weight-complex="normal"/>
    </style:style>
    <style:style style:name="T38" style:family="text">
      <style:text-properties officeooo:rsid="00200bf6"/>
    </style:style>
    <style:style style:name="T39" style:family="text">
      <style:text-properties officeooo:rsid="0027062f"/>
    </style:style>
    <style:style style:name="T40" style:family="text">
      <style:text-properties officeooo:rsid="002b1869"/>
    </style:style>
    <style:style style:name="T41" style:family="text">
      <style:text-properties officeooo:rsid="002c4a7f"/>
    </style:style>
    <style:style style:name="T42" style:family="text">
      <style:text-properties officeooo:rsid="00306b24"/>
    </style:style>
    <style:style style:name="T43" style:family="text">
      <style:text-properties officeooo:rsid="003255a3"/>
    </style:style>
    <style:style style:name="T44" style:family="text">
      <style:text-properties officeooo:rsid="00346e2f"/>
    </style:style>
    <style:style style:name="T45" style:family="text">
      <style:text-properties officeooo:rsid="0036af13"/>
    </style:style>
    <style:style style:name="T46" style:family="text">
      <style:text-properties officeooo:rsid="0037e017"/>
    </style:style>
    <style:style style:name="T47" style:family="text">
      <style:text-properties officeooo:rsid="0038a557"/>
    </style:style>
    <style:style style:name="T48" style:family="text">
      <style:text-properties officeooo:rsid="003baaca"/>
    </style:style>
    <style:style style:name="T49" style:family="text">
      <style:text-properties officeooo:rsid="003c492b"/>
    </style:style>
    <style:style style:name="T50" style:family="text">
      <style:text-properties officeooo:rsid="00426329"/>
    </style:style>
    <style:style style:name="T51" style:family="text">
      <style:text-properties officeooo:rsid="00465e04"/>
    </style:style>
    <style:style style:name="T52" style:family="text">
      <style:text-properties officeooo:rsid="0046a1b5"/>
    </style:style>
    <style:style style:name="T53" style:family="text">
      <style:text-properties officeooo:rsid="00486f88"/>
    </style:style>
    <style:style style:name="T54" style:family="text">
      <style:text-properties officeooo:rsid="004c4b85"/>
    </style:style>
    <style:style style:name="T55" style:family="text">
      <style:text-properties officeooo:rsid="004d5414"/>
    </style:style>
    <style:style style:name="T56" style:family="text">
      <style:text-properties officeooo:rsid="004ddd33"/>
    </style:style>
    <style:style style:name="T57" style:family="text">
      <style:text-properties officeooo:rsid="004e0427"/>
    </style:style>
    <style:style style:name="T58" style:family="text">
      <style:text-properties officeooo:rsid="004e11c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Occasionally, <text:span text:style-name="T40">we</text:span> find ourselves in the midst of a <text:span text:style-name="T40">particular kind of conversation. It’s illuminating and seems to have a life of its own.</text:span> Defensive or aggressive behavior is nowhere in sight. Insight and new connections <text:span text:style-name="T45">come up</text:span> in a way that's unpredictable and seemingly inexhaustible. The conversation seems to flow between the banks of agreement and disagreement, existing in some rich space between the two.</text:p>
      <text:p text:style-name="P25"><text:span text:style-name="T40">The most common place you’ll find these are within n</text:span>ew romances. A new couple in bed <text:span text:style-name="T40">for the first time, or perhaps at a coffeeshop on a third or fourth date</text:span>, talk about their feelings, dreams, <text:span text:style-name="T48">and values</text:span>. <text:span text:style-name="T40">Although there is no end-goal to the conversation, </text:span>it moves, <text:span text:style-name="T40">with a remarkable sense of relaxed excitement.</text:span> Like jazz players, the lovers riff off each others' ideas and feelings, possibly for hours <text:span text:style-name="T40">without stopping.</text:span> <text:span text:style-name="T40">It is one of the few moments in life we are able to be wholly present in without effort, feeling no desire at all to move or escape to some other targeted state.</text:span></text:p>
      <text:p text:style-name="P25"><text:span text:style-name="T40">This phenomenon occurs outside of romantic love too, albeit with less frequency.</text:span> A few close friends at a pub may find it, perhaps even semi-reliably. A pair of relaxed priests might find it coalescing between them while speculating on dissimilar ideas of God; so too may a pair of atheists discussing a search for meaning. More rarely, but perhaps most richly, an atheist and a man of faith might find it slowly growing in the space between them, whether by careful cultivation or a fortuitous combination of personalities and context.</text:p>
      <text:p text:style-name="P24">In all of these cases, the conversation <text:span text:style-name="T47">fe</text:span>els endless <text:span text:style-name="T47">and</text:span> seems to have a life of its own. Something greater than the sum of the parts <text:span text:style-name="T41">not only forms spontaneously, but actually generates entirely new insights that none of the participants could have created or predicted individually.</text:span></text:p>
      <text:p text:style-name="Text_20_body"><text:span text:style-name="T41">This is a book about these kinds of conversations, which I will call diologos—a term coined by </text:span>John Vervaeke <text:span text:style-name="T46">that comes from </text:span><text:span text:style-name="T2">diologue</text:span><text:span text:style-name="T12"> and </text:span><text:span text:style-name="T2">logos</text:span>. Other terms which get at the same idea are collective intelligence, <text:span text:style-name="T41">communitas, group flow,</text:span> and generative conversation.</text:p>
      <text:p text:style-name="Text_20_body">I write this book for two reasons. The the first <text:span text:style-name="T42">is simple. I intend</text:span> <text:span text:style-name="T41">to show that diologos can be identified, </text:span>studied, <text:span text:style-name="T41">and cultivated</text:span>: one can <text:span text:style-name="T41">plant and grow </text:span>it from the right conversations as reliably as carrots <text:span text:style-name="T41">from</text:span> the right dirt. <text:span text:style-name="T41">I am here to give you the seeds (memetic seeds!), tell you how to find the right dirt, and share techniques for its healthy growth.</text:span></text:p>
      <text:p text:style-name="P26">The second reason <text:span text:style-name="T42">is rather heavy in comparison.</text:span></text:p>
      <text:p text:style-name="P31">Today we face a series of interconnected crises that are frightening on many levels. <text:span text:style-name="T48">First, their magnitude is immense, dwarfing any of the historical crises we might compare them to. Second, a</text:span>voiding or ignoring them is dangerously naive. <text:span text:style-name="T48">Third, </text:span>we truly have no idea—individually or cultually—how we will solve them.</text:p>
      <text:p text:style-name="P27">I’ll name a few of these crises.</text:p>
      <text:p text:style-name="P28">At a philosophical level, postmodernism has dealt significant blows to certainty of knowledge, but we can’t simply wish to believe in certainty of science or faith and move on. At the level of physical reality, we find ourselves inevitably putting ever-increasing pressure on Earth’s ecological system, but even to do nothing about that is a choice with incalculable consequences. And at a distinctly personal level, the conversation on gender <text:span text:style-name="T45">today </text:span>seems to itself resemble a disfunctional relationship. Just like a bad breakup, as unpleasant as things are currently, we know it’s better than going back to how things were.</text:p>
      <text:p text:style-name="P29">We cannot unscramble these and other eggs, but we don’t yet know how to make an omelet, or indeed even if we can. Avoiding use of plastic, rejecting the very idea of truth, and giving women more power might be good starts, but as solutions they are frighteningly inadequate.</text:p>
      <text:p text:style-name="P29">As these and other crises bloom into full-blown catastrophes, it <text:span text:style-name="T45">will not be enough to</text:span> ask directly, “How do we solve these crises?”. We will be called on, as individuals and society, to answer a more fundamental and mysterious question: “How do we become that which can solve these crises?”</text:p>
      <text:p text:style-name="P30"><text:span text:style-name="T43">I submit that diologos, or whatever it evolves into, is a crucial part of the answer. The individual will use it to navigate the chaos around him even when the horizon is out of sight, and society will use it as a </text:span>building block for the new structures <text:span text:style-name="T28">as the old ones fail to cope</text:span>. <text:span text:style-name="T27">I will revisit this rather bold proclaimation in the epilogue.</text:span></text:p>
      <text:p text:style-name="P27">For now, let’s get down to brass tacks.</text:p>
      <text:p text:style-name="Text_20_body">This a field guid for an individual to find, cultivate, <text:span text:style-name="T42">and </text:span>study diologos in his or her own <text:span text:style-name="T48">social </text:span>life. <text:span text:style-name="T28">We will start with basic identification: how does one recognize it in the wild?</text:span></text:p>
      <text:h text:style-name="P53" text:outline-level="1">Diologos: A Most Exotic Creature</text:h>
      <text:p text:style-name="P19">Conversant:<text:span text:style-name="T5"> An individual engaged in </text:span><text:span text:style-name="T9">a</text:span><text:span text:style-name="T5"> given conversation.</text:span></text:p>
      <text:p text:style-name="P20">Contrasant: <text:span text:style-name="T5">Some other individual engaged in the same conversation as the </text:span>conversant<text:span text:style-name="T5">, as in “The conversant </text:span><text:span text:style-name="T11">must focus on listening to his</text:span><text:span text:style-name="T5"> contrasant</text:span><text:span text:style-name="T11">s</text:span><text:span text:style-name="T5">.”</text:span></text:p>
      <text:h text:style-name="P54" text:outline-level="3"><text:span text:style-name="T53">A Taxonomy of</text:span> Conversation</text:h>
      <text:p text:style-name="P22"><text:span text:style-name="T50">Let’s start with the worst kinds of conversations</text:span>, <text:span text:style-name="T50">then build</text:span> up to more <text:span text:style-name="T44">pleasant,</text:span> valuable <text:span text:style-name="T44">ones</text:span>.</text:p>
      <text:p text:style-name="P17"><text:span text:style-name="T49">At the bottom of the barrel is the </text:span><text:span text:style-name="T34">argument</text:span><text:span text:style-name="T37">.</text:span> the conversants feel defensive and possibly angry. Each party’s goal is to prove that their opinion is justified and their <text:span text:style-name="T49">contrasant’s</text:span> is not. It is zero-sum: one party wins only if the other loses, and vise versa. If the conversants have an emotionally loaded relationship, then <text:span text:style-name="T49">they are liable to hurt or blame each other, </text:span>seemingly bypassing any of the prudence or grace they aspire to in calmer moments.</text:p>
      <text:p text:style-name="P17">These conversations are <text:span text:style-name="T38">always</text:span> frustrating, <text:span text:style-name="T38">at their worst can be destructive and even abusive, and rarely get us anywhere except at the expense of someone else. Crucially for our purposes here, an argument rarely results in either conversant changing their mind—sometimes it can even entrench them further into their original positions. If there is a middle ground between the two sides, it is not seen as relevant and is not sought. If there is a higher truth, it’s nowhere in sight. Usually, an argument only ends when someone admits they were wrong, or when it gets too intense and they abort the conversation altogether.</text:span></text:p>
      <text:p text:style-name="P23">[two dots with lots of ugliness between]</text:p>
      <text:p text:style-name="P32">Arguments are nasty things, <text:span text:style-name="T50">but we can improve upon </text:span>them a bit by <text:span text:style-name="T32">having a </text:span><text:span text:style-name="T16">debate</text:span><text:span text:style-name="T7">. The difference is that a debate has </text:span><text:span text:style-name="T8">some</text:span><text:span text:style-name="T7"> set of agreed-on rules, implicit or explicit: don’t interrupt the speaker, give your partner a chance to respond, don’t yell, etc. Simply having a “polite argument” could count</text:span><text:span text:style-name="T6">, </text:span><text:span text:style-name="T5">politeness itself being a</text:span><text:span text:style-name="T14">n</text:span><text:span text:style-name="T5"> implicit </text:span><text:span text:style-name="T14">set of rules</text:span><text:span text:style-name="T5">.</text:span></text:p>
      <text:p text:style-name="P18"><text:span text:style-name="T14">To an audience, a debate is more valuable than an argument. This is</text:span><text:span text:style-name="T5"> </text:span><text:span text:style-name="T7">why </text:span><text:span text:style-name="T10">we televize</text:span><text:span text:style-name="T7"> presidential debates instead of presidential arguments: </text:span><text:span text:style-name="T14">t</text:span><text:span text:style-name="T5">hey’re easier to follow</text:span><text:span text:style-name="T10"> </text:span><text:span text:style-name="T13">and can even be a source of insight. </text:span><text:span text:style-name="T5">But to the speakers </text:span><text:span text:style-name="T13">themselves</text:span><text:span text:style-name="T5">, very little has been gained. </text:span><text:span text:style-name="T13">If they are more likely to change their own opinions, it’s not by much.</text:span></text:p>
      <text:p text:style-name="P15">[two dots with cleaner lines between them]</text:p>
      <text:p text:style-name="P18"><text:span text:style-name="T5">Let’s take a bigger step up, to </text:span><text:span text:style-name="T15">negotiations</text:span><text:span text:style-name="T17">.</text:span><text:span text:style-name="T15"> </text:span><text:span text:style-name="T18">I use this term in a broader sense, to include </text:span><text:span text:style-name="T17">negotiations on truth as well as commitments.</text:span></text:p>
      <text:p text:style-name="P21"><text:span text:style-name="T19">In a negotiation</text:span><text:span text:style-name="T17"> all conversants share </text:span><text:span text:style-name="T19">at least one</text:span><text:span text:style-name="T17"> goal: </text:span><text:span text:style-name="T19">consensus.</text:span><text:span text:style-name="T17"> </text:span><text:span text:style-name="T19">They </text:span><text:span text:style-name="T20">want to</text:span><text:span text:style-name="T19"> agree on </text:span><text:span text:style-name="T4">something</text:span><text:span text:style-name="T17">. Each conversant </text:span><text:span text:style-name="T19">will of course have independent, personal goals—a businessman has a list of demands, </text:span><text:span text:style-name="T24">and </text:span><text:span text:style-name="T19">a hawker wants to charge </text:span><text:span text:style-name="T20">as much money as possible</text:span><text:span text:style-name="T19">. </text:span><text:span text:style-name="T20">But if</text:span><text:span text:style-name="T19"> a negotiation is happening, it’s because these individual, personal goals rely on consensus between the conversants. The businessman won’t get any deal, good or bad, if no agreement is reached, </text:span><text:span text:style-name="T24">and</text:span><text:span text:style-name="T19"> the hawker won’t get any money at all if the buyer walks away.</text:span></text:p>
      <text:p text:style-name="P4"><text:span text:style-name="T52">In a negotiation, a conversant must honestly attempt to understand each</text:span> of the contrasants’ positions—<text:span text:style-name="T52">c</text:span>onsensus simply is not possible otherwise. <text:span text:style-name="T52">I</text:span>f I want you to say yes and shake my hand, I must understand what you want so I can begin constructing an attractive offer.</text:p>
      <text:p text:style-name="P33"><text:span text:style-name="T23">T</text:span><text:span text:style-name="T21">o declare success, the conversants must</text:span><text:span text:style-name="T17"> </text:span><text:span text:style-name="T25">find some proposal that everyone is happy with</text:span><text:span text:style-name="T17">. There is an element of creativity here, because </text:span><text:span text:style-name="T24">before a negotiation starts no one knows</text:span><text:span text:style-name="T17"> what that point of agreement </text:span><text:span text:style-name="T24">will be</text:span><text:span text:style-name="T23">: i</text:span><text:span text:style-name="T22">t </text:span><text:span text:style-name="T24">must be sought or created from the raw material of dissimilar individual </text:span><text:span text:style-name="T25">desires and motivations</text:span><text:span text:style-name="T24">.</text:span></text:p>
      <text:p text:style-name="P8">We should be quite grateful for negotiations: they are a cornerstone of barter and trade, and <text:span text:style-name="T50">thus the entire </text:span>economic <text:span text:style-name="T50">system of capitalisim itself. </text:span>Less obviously, <text:span text:style-name="T50">negotiations are at the heart of science too</text:span>: scientists with competing theories essentially engage in a community-wide negotiation on truth, again starting with disparate personal positions and finding some acceptable middle-ground or combination of the original perspectives.</text:p>
      <text:p text:style-name="P6">[several dots with a dashed-boundary dot between them]</text:p>
      <text:p text:style-name="P5"><text:span text:style-name="T39">Okay</text:span>, enough pre-school! Let’s get into some terms that will <text:span text:style-name="T1">really </text:span>impress your next date. <text:span text:style-name="T39">First up:</text:span> <text:span text:style-name="T35">Generative conversation.</text:span></text:p>
      <text:p text:style-name="P9"><text:span text:style-name="T51">But don’t be too impressed: it’s just a technical term for a familiar experience.</text:span> Generally, if you’re enjoying a conversation for its own sake, it’s generative. Comfortable coworkers will naturally fall into it. Coffee dates are made of it (if not, it was a bad date!). When we go to a bar to meet friends, it’s because we expect to have generative conversation. <text:span text:style-name="T51">When a parent asks a teen what he did with his friends and he says they “just hung out”, they were probably engaged in generative conversation. (Or drugs. Maybe both!)</text:span></text:p>
      <text:p text:style-name="P10">Negotiations end when consensus is reached, but generative conversations are not bound in this way, because <text:span text:style-name="T51">a single shot of value </text:span>was <text:span text:style-name="T52">never the ultimate goal. Something higher or more long-term pulls the individuals together into a group and then along through the conversation.</text:span></text:p>
      <text:p text:style-name="P7">[3D, “shared purpose” dot above the circle of conversants, dashed-boundary dots leading up toward the shared purpose]</text:p>
      <text:p text:style-name="P11">During a coffee date, when one person makes a good joke or insightful point, and the other laughs or nods thoughtfully, they don’t then shake hands and say goodbye. They jump to another topic and keep going. Good friends hanging out can keep up an incredible momentum for hours, generating insight after insight. Generative conversations are so natural to us that we seem to be wired to <text:span text:style-name="T52">start and enjoy</text:span> them. It’s the oldest human pastime in the book.</text:p>
      <text:p text:style-name="P34"><text:span text:style-name="T17">If arguments are zero-sum, then negotiations are positive-sum, and generative conversation</text:span><text:span text:style-name="T26">s</text:span><text:span text:style-name="T17"> </text:span><text:span text:style-name="T26">are</text:span><text:span text:style-name="T17"> </text:span><text:span text:style-name="T3">infinite-sum</text:span><text:span text:style-name="T17">.</text:span></text:p>
      <text:p text:style-name="P46">On that note, we are ready to begin edging toward that most exotic creature: <text:span text:style-name="T33">diologos</text:span><text:span text:style-name="T36">.</text:span></text:p>
      <text:h text:style-name="P55" text:outline-level="3">Your Head Alone Cannot Find It</text:h>
      <text:p text:style-name="P47">Today’s culture is secular and extremely scientific. We like to take things apart and analyze them in isolation. We’re comfortable with this materialist perspective, and with good reason: it has generated incredible wealth <text:span text:style-name="T56">and power for us</text:span>. In the preceding section I <text:span text:style-name="T55">relied on this kind of thinking heavily: I developed a taxonomy and built up a system of thought; this has brought us to a common understanding, dear reader, and I am thankful for it. But to continue beyond this precipice we will need more than reason.</text:span></text:p>
      <text:p text:style-name="P49">Firstly, diologos seems always to be felt before it’s consciously realized. More fundamentally, there is a certain kind of emotional synchronization that is absolutely crucial to diologos, which logic alone cannot emulate or replace. And the insights and value generated by diologos simply defy any strictly logical definition. To view diologos exclusively through a logical lense would cut out all the interesting parts, camoflaging it so effectively <text:span text:style-name="T56">that you could completely miss it.</text:span></text:p>
      <text:p text:style-name="P50">This might be worrying to some. Logic and reason are such powerful tools for finding truth, that when I suggest we must move beyond them, the skeptical reader will surely raise their defenses. Who knows what kind of loopy claim I might follow with now! Without reason, where are the handrails?</text:p>
      <text:p text:style-name="P50">But we are not so adrift as that.</text:p>
      <text:p text:style-name="P50">We are deeply social creatures. While we evolved on the Savannah and among other animals, a hugely influential environment for us was the social one. If you are more charismatic, or are a better liar, or are better at detecting liars, you’ll typically have more babies. In fact, <text:span text:style-name="T57">there seems to be a recent and growing consensus among evolutionary biologists that this social environment is a direct cause (if not the direct cause) of our explosion in intelligence.</text:span></text:p>
      <text:p text:style-name="P51">We are built to navigate conversation. It’s why both arguments and generative conversation are so easy to fall into, depending on the context. We have deeply ingrained instincts, honed over more than a million years, in both winning arguments and chatting with friends. These instincts help us quickly identify and avoid dangerous people, or simply give us a hunch that someone may be lying.</text:p>
      <text:p text:style-name="P52">In studying diologos, I don’t ask that we eschew logic, but <text:span text:style-name="T58">nor will I treat it as a handrail we must always be in contact with. I will be relying heavily on this alternative handrail: our innate, instinctual ability to navigate and judge the social dynamic of conversation. I do not think it’s possible to find or cultivate diologos without this uniquely human social instinct.</text:span></text:p>
      <text:p text:style-name="P48"/>
      <text:p text:style-name="P1"/>
      <text:p text:style-name="P1"/>
      <text:p text:style-name="P1"/>
      <text:p text:style-name="P2">More about Socrates / Plato?</text:p>
      <text:p text:style-name="P3">Identifying diologos</text:p>
      <text:list xml:id="list7605487385375448820" text:style-name="L1">
        <text:list-item>
          <text:p text:style-name="P35">excitement</text:p>
        </text:list-item>
        <text:list-item>
          <text:p text:style-name="P41">Abundance of connections</text:p>
        </text:list-item>
        <text:list-item>
          <text:p text:style-name="P41">Everything you say is true, honest, important, and relevant to your life</text:p>
        </text:list-item>
        <text:list-item>
          <text:p text:style-name="P35">“I’ve never thought about it like that”</text:p>
        </text:list-item>
        <text:list-item>
          <text:p text:style-name="P35">future opens up</text:p>
        </text:list-item>
        <text:list-item>
          <text:p text:style-name="P35">you don’t want it to end</text:p>
        </text:list-item>
        <text:list-item>
          <text:p text:style-name="P35">self-awareness of conversation</text:p>
        </text:list-item>
        <text:list-item>
          <text:p text:style-name="P35">abundance of synergy/connections</text:p>
        </text:list-item>
        <text:list-item>
          <text:p text:style-name="P42">Beyond logic</text:p>
        </text:list-item>
      </text:list>
      <text:p text:style-name="P3">Fertile Ground</text:p>
      <text:list xml:id="list5636323914708406299" text:style-name="L2">
        <text:list-item>
          <text:p text:style-name="P36">Safety <text:span text:style-name="T29">for honesty</text:span></text:p>
        </text:list-item>
        <text:list-item>
          <text:p text:style-name="P36">Relaxed</text:p>
        </text:list-item>
        <text:list-item>
          <text:p text:style-name="P36"><text:span text:style-name="T28">A</text:span>ctive listening</text:p>
        </text:list-item>
        <text:list-item>
          <text:p text:style-name="P36">Space to share</text:p>
        </text:list-item>
        <text:list-item>
          <text:p text:style-name="P36">honesty</text:p>
        </text:list-item>
        <text:list-item>
          <text:p text:style-name="P36">shared values/goals</text:p>
        </text:list-item>
      </text:list>
      <text:p text:style-name="P3">Techniques for growing diologos</text:p>
      <text:list xml:id="list5976484846331713200" text:style-name="L3">
        <text:list-item>
          <text:p text:style-name="P43">warm-ups <text:span text:style-name="T30">(contact the big boys)</text:span></text:p>
        </text:list-item>
        <text:list-item>
          <text:p text:style-name="P37">rule omega</text:p>
        </text:list-item>
        <text:list-item>
          <text:p text:style-name="P37">speak feelings, invite others to do so</text:p>
        </text:list-item>
        <text:list-item>
          <text:p text:style-name="P37">note intuitive or “hunch” connections, or sudden recollections</text:p>
        </text:list-item>
        <text:list-item>
          <text:p text:style-name="P37">keep points concise <text:span text:style-name="T31">or at least don’t noodle</text:span>, then open space for others to riff</text:p>
        </text:list-item>
        <text:list-item>
          <text:p text:style-name="P37">replace “.” with “?”</text:p>
        </text:list-item>
        <text:list-item>
          <text:p text:style-name="P37">If you want to say something but don’t get your chance, let the insight go, and instead listen. Usually, its time will come</text:p>
        </text:list-item>
        <text:list-item>
          <text:p text:style-name="P37">easy come easy go – let it end when it should</text:p>
        </text:list-item>
        <text:list-item>
          <text:p text:style-name="P37">comment on wobbliness</text:p>
        </text:list-item>
        <text:list-item>
          <text:p text:style-name="P37">comment on topology</text:p>
        </text:list-item>
        <text:list-item>
          <text:p text:style-name="P37">recognize others’ contributions by name</text:p>
        </text:list-item>
        <text:list-item>
          <text:p text:style-name="P37">invite the quiet ones to share</text:p>
        </text:list-item>
        <text:list-item>
          <text:p text:style-name="P37">if you don’t follow, speak up and map <text:span text:style-name="T54">the gap</text:span></text:p>
        </text:list-item>
        <text:list-item>
          <text:p text:style-name="P37">don’t tell stories/scripts</text:p>
        </text:list-item>
      </text:list>
      <text:p text:style-name="P3">etc</text:p>
      <text:list xml:id="list8861473368391870925" text:style-name="L4">
        <text:list-item>
          <text:p text:style-name="P38">Pararlax vision / perspective</text:p>
        </text:list-item>
        <text:list-item>
          <text:p text:style-name="P38">the least among us has access to truth via experience, and diologos can locate, refine, and magnify it.</text:p>
        </text:list-item>
      </text:list>
      <text:p text:style-name="P3">Pre-diologos techniques</text:p>
      <text:list xml:id="list8132458064067506446" text:style-name="L5">
        <text:list-item>
          <text:p text:style-name="P39">be selective – not everyone is ready</text:p>
        </text:list-item>
        <text:list-item>
          <text:p text:style-name="P39">intervene for a new groove</text:p>
        </text:list-item>
        <text:list-item>
          <text:p text:style-name="P39">don’t fix silence (and challenge if it seems others have)</text:p>
        </text:list-item>
      </text:list>
      <text:p text:style-name="P3">Germination</text:p>
      <text:list xml:id="list3991607965153024622" text:style-name="L6">
        <text:list-item>
          <text:p text:style-name="P40">make fruits explicit as diologos closes</text:p>
        </text:list-item>
        <text:list-item>
          <text:p text:style-name="P40">share this book / write your own / join our forum?</text:p>
        </text:list-item>
        <text:list-item>
          <text:p text:style-name="P40">Highlight the next run<text:span text:style-name="T54">g</text:span> for those who can’t quite reach the top</text:p>
        </text:list-item>
        <text:list-item>
          <text:p text:style-name="P40">collect your peers</text:p>
        </text:list-item>
      </text:list>
      <text:p text:style-name="P14">Why does it work? We are evolved to be truth-seekers among sneaky social agents</text:p>
      <text:p text:style-name="P12"/>
      <text:p text:style-name="P13">Don’t dominate with a foregone conclusion, but what about making a particular point? Make the point concisely, then step back and create space, and focus on what fills it.</text:p>
      <text:p text:style-name="P13"/>
      <text:p text:style-name="P13"/>
      <text:p text:style-name="P13"/>
      <text:p text:style-name="P16"/>
      <text:p text:style-name="P16"/>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5T08:42:14.770155298</meta:creation-date>
    <dc:date>2020-02-23T16:15:45.039557445</dc:date>
    <meta:editing-duration>PT2H49M11S</meta:editing-duration>
    <meta:editing-cycles>23</meta:editing-cycles>
    <meta:generator>LibreOffice/5.1.6.2$Linux_X86_64 LibreOffice_project/10m0$Build-2</meta:generator>
    <meta:document-statistic meta:table-count="0" meta:image-count="0" meta:object-count="0" meta:page-count="1" meta:paragraph-count="94" meta:word-count="2487" meta:character-count="14618" meta:non-whitespace-character-count="12267"/>
  </office:meta>
</office:document-meta>
</file>